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950e"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color="#000000" draw:fill-color="#729fc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8cm">
          <text:p text:style-name="P2"><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 text:style-name="P3"><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2"><text:span text:style-name="T1">1</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5:09:36.669476334</dc:date>
    <dc:creator>elucterio </dc:creator>
    <meta:editing-duration>PT31M22S</meta:editing-duration>
    <meta:editing-cycles>9</meta:editing-cycles>
    <meta:generator>LibreOffice/4.2.8.2$Linux_X86_64 LibreOffice_project/420m0$Build-2</meta:generator>
    <meta:document-statistic meta:object-count="46"/>
  </office:meta>
</office:document-meta>
</file>